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</text:span><text:span text:style-name="T6">_07_02.007, PLT_07_04.004, </text:span><text:span text:style-name="T6">PLT_07_04.005, PLT_16.001, </text:span><text:span text:style-name="T6">PLT_17.001,PLT_18.001,PLT_19.001</text:span><text:span text:style-name="T6">,PLT_20.001,PLT_21.001,PLT_22.00</text:span><text:span text:style-name="T6">1,PLT_09.004,PLT_09.005,PLT_13.0</text:span><text:span text:style-name="T6">01, PLT_01.026, </text:span><text:span text:style-name="T6">PLT_24.001,PLT_24.002,PLT_24.003</text:span><text:span text:style-name="T6">,PLT_24.004,PLT_24.005,PLT_24.00</text:span><text:span text:style-name="T6">6,PLT_24.007,PLT_24.008,PLT_24.0</text:span><text:span text:style-name="T6">09,PLT_24.010,PLT_24.011,PLT_24.</text:span><text:span text:style-name="T6">012,PLT_24.013,PLT_24.014,PLT_24</text:span><text:span text:style-name="T6">.015,PLT_24.016,PLT_24.017,PLT_2</text:span><text:span text:style-name="T6">4.018,PLT_24.019,PLT_24.020,LT_2</text:span><text:span text:style-name="T6">4.021,LT_24.022,LT_24.023,LT_24.0</text:span><text:span text:style-name="T6">24,LT_24.025,PLT_16.001,PLT_16.0</text:span><text:span text:style-name="T6">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</text:span><text:span text:style-name="T7">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</text:span><text:span text:style-name="T7">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38">
            <text:p>38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99">
            <text:p>99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</text:span><text:span text:style-name="T17">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</text:span><text:span text:style-name="T18">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</text:span><text:span text:style-name="T18">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</text:span><text:span text:style-name="T9"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</text:span><text:span text:style-name="T9">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</text:span><text:span text:style-name="T20">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</text:span><text:span text:style-name="T18">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</text:span><text:span text:style-name="T19">shown, includes:</text:span></text:p>
            <text:p>-<text:span text:style-name="T16"> User Management</text:span><text:span text:style-name="T19"> is chosen as </text:span><text:span text:style-name="T19">default, existing users list is shown </text:span><text:span text:style-name="T19">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</text:span><text:span text:style-name="T7">Page, Next 10 pages </text:span><text:span text:style-name="T19">are disable</text:span></text:p>
            <text:p>- If total page less than 11, <text:span text:style-name="T7">Next 10 </text:span><text:span text:style-name="T7">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</text:span><text:span text:style-name="T7">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</text:span><text:span text:style-name="T7">New Password</text:span><text:span text:style-name="T19"> are shown only when </text:span><text:span text:style-name="T7">Change Password </text:span><text:span text:style-name="T19">option is checked, </text:span><text:span text:style-name="T19">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</text:span><text:span text:style-name="T7">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</text:span><text:span text:style-name="T19">is selected</text:span></text:p>
            <text:p><text:span text:style-name="T19">- </text:span><text:span text:style-name="T7">Business Infor</text:span><text:span text:style-name="T19"> is displayed if this </text:span><text:span text:style-name="T19">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</text:span><text:span text:style-name="T7">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</text:span><text:span text:style-name="T7">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</text:span><text:span text:style-name="T9">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Description" must be between "0" and "25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, please enter another one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</text:span><text:span text:style-name="T19">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7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</text:span><text:span text:style-name="T7">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Group </text:span><text:span text:style-name="T7">navigation list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You can't delete this group because it is being used by an other program.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The field "User Name" is required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</text:span><text:span text:style-name="T24"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</text:span><text:span text:style-name="T28">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</text:span><text:span text:style-name="T29">group (has no role in group anymore): </text:span></text:p>
            <text:p><text:span text:style-name="T29">he can not see any page belongs to </text:span><text:span text:style-name="T29">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</text:span><text:span text:style-name="T19">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</text:span><text:span text:style-name="T19">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number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</text:span><text:span text:style-name="T19">dash characters as the first character</text:span></text:p>
            <text:p><text:span text:style-name="T19">- Input valid values for Permission </text:span><text:span text:style-name="T19">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</text:span><text:span text:style-name="T32">contains alpha, digit, underscore </text:span><text:span text:style-name="T34">and </text:span><text:span text:style-name="T34">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</text:span><text:span text:style-name="T17">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</text:span><text:span text:style-name="T30">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</text:span><text:span text:style-name="T9">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</text:span><text:span text:style-name="T7">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</text:span><text:span text:style-name="T19">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</text:span><text:span text:style-name="T26">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</text:span><text:span text:style-name="T26">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</text:span><text:span text:style-name="T26">categories will be imported and listed </text:span><text:span text:style-name="T26">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</text:span><text:span text:style-name="T19">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</text:span><text:span text:style-name="T7">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</text:span><text:span text:style-name="T19">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</text:span><text:span text:style-name="T19">move mouse on </text:span><text:span text:style-name="T16">Site</text:span><text:span text:style-name="T19"> </text:span><text:span text:style-name="T7">editor or Group </text:span><text:span text:style-name="T7">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</text:span><text:span text:style-name="T19">menu form:</text:span></text:p>
            <text:p><text:span text:style-name="T19">- </text:span><text:span text:style-name="T7">Add new page: </text:span><text:span text:style-name="T19">user can add new </text:span><text:span text:style-name="T19">page by wizard</text:span></text:p>
            <text:p><text:span text:style-name="T7">- Edit page: </text:span><text:span text:style-name="T19">user can edit current </text:span><text:span text:style-name="T19">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</text:span><text:span text:style-name="T37">edit layout of portal</text:span></text:p>
            <text:p><text:span text:style-name="T37">- Group editor:can add/edit page and </text:span><text:span text:style-name="T37">edit layout of <text:s/>group</text:span></text:p>
            <text:p><text:span text:style-name="T37">- Dashboard editor: can add/edit page </text:span><text:span text:style-name="T37">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/text:span><text:span text:style-name="T45">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</text:span><text:span text:style-name="T45"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</text:span><text:span text:style-name="T45">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07/21/2010</text:date>, <text:time>09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1T09:55:36</dc:date>
    <dc:language>en-US</dc:language>
    <meta:editing-cycles>556</meta:editing-cycles>
    <meta:editing-duration>P10DT1H5M20S</meta:editing-duration>
    <meta:user-defined meta:name="Info 1"/>
    <meta:user-defined meta:name="Info 2"/>
    <meta:user-defined meta:name="Info 3"/>
    <meta:user-defined meta:name="Info 4"/>
    <meta:document-statistic meta:table-count="9" meta:cell-count="8041" meta:object-count="6"/>
  </office:meta>
</office:document-meta>
</file>